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784ac" officeooo:paragraph-rsid="001784ac" style:font-size-asian="11pt" style:font-size-complex="11pt"/>
    </style:style>
    <style:style style:name="P2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ba4aa" officeooo:paragraph-rsid="001ba4aa" style:font-size-asian="11pt" style:font-size-complex="11pt"/>
    </style:style>
    <style:style style:name="P3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d32ca" officeooo:paragraph-rsid="001d32ca" style:font-size-asian="11pt" style:font-size-complex="11pt"/>
    </style:style>
    <style:style style:name="P4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24b1ce" officeooo:paragraph-rsid="0024b1ce" style:font-size-asian="11pt" style:font-size-complex="11pt"/>
    </style:style>
    <style:style style:name="P5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normal" officeooo:rsid="00120c56" officeooo:paragraph-rsid="00120c56" style:font-size-asian="11pt" style:font-size-complex="11pt"/>
    </style:style>
    <style:style style:name="P6" style:family="paragraph" style:parent-style-name="Text_20_body">
      <style:text-properties fo:font-variant="normal" fo:text-transform="none" fo:color="#ff3838" loext:opacity="100%" style:font-name="Source Sans Pro" fo:font-size="11pt" fo:letter-spacing="normal" fo:font-style="normal" fo:font-weight="normal" officeooo:rsid="0021bb9c" officeooo:paragraph-rsid="0021bb9c" style:font-size-asian="11pt" style:font-size-complex="11pt"/>
    </style:style>
    <style:style style:name="P7" style:family="paragraph" style:parent-style-name="Text_20_body">
      <style:text-properties fo:color="#c9211e" loext:opacity="100%" fo:font-size="11pt" officeooo:rsid="001521e4" officeooo:paragraph-rsid="001521e4" style:font-size-asian="11pt" style:font-size-complex="11pt"/>
    </style:style>
    <style:style style:name="P8" style:family="paragraph" style:parent-style-name="Text_20_body">
      <style:text-properties fo:color="#c9211e" loext:opacity="100%" fo:font-size="11pt" officeooo:rsid="001521e4" officeooo:paragraph-rsid="001f0d57" style:font-size-asian="11pt" style:font-size-complex="11pt"/>
    </style:style>
    <style:style style:name="P9" style:family="paragraph" style:parent-style-name="Text_20_body">
      <style:text-properties fo:color="#c9211e" loext:opacity="100%" fo:font-size="11pt" officeooo:rsid="00120c56" officeooo:paragraph-rsid="00120c56" style:font-size-asian="11pt" style:font-size-complex="11pt"/>
    </style:style>
    <style:style style:name="P10" style:family="paragraph" style:parent-style-name="Text_20_body">
      <style:text-properties fo:color="#c9211e" loext:opacity="100%" fo:font-size="11pt" officeooo:rsid="0015b4ad" officeooo:paragraph-rsid="0015b4ad" style:font-size-asian="11pt" style:font-size-complex="11pt"/>
    </style:style>
    <style:style style:name="P11" style:family="paragraph" style:parent-style-name="Text_20_body">
      <style:text-properties fo:font-size="11pt" officeooo:rsid="00088792" officeooo:paragraph-rsid="00088792" style:font-size-asian="11pt" style:font-size-complex="11pt"/>
    </style:style>
    <style:style style:name="P12" style:family="paragraph" style:parent-style-name="Text_20_body">
      <style:text-properties fo:font-size="11pt" officeooo:rsid="000ad979" officeooo:paragraph-rsid="000ad979" style:font-size-asian="11pt" style:font-size-complex="11pt"/>
    </style:style>
    <style:style style:name="P13" style:family="paragraph" style:parent-style-name="Text_20_body">
      <style:text-properties fo:font-size="11pt" officeooo:rsid="000dfbd4" officeooo:paragraph-rsid="000dfbd4" style:font-size-asian="11pt" style:font-size-complex="11pt"/>
    </style:style>
    <style:style style:name="P14" style:family="paragraph" style:parent-style-name="Text_20_body">
      <style:text-properties fo:font-size="11pt" officeooo:rsid="000e3446" officeooo:paragraph-rsid="000e3446" style:font-size-asian="11pt" style:font-size-complex="11pt"/>
    </style:style>
    <style:style style:name="P15" style:family="paragraph" style:parent-style-name="Text_20_body">
      <style:text-properties fo:font-size="11pt" officeooo:rsid="0008b6ad" officeooo:paragraph-rsid="0008b6ad" style:font-size-asian="11pt" style:font-size-complex="11pt"/>
    </style:style>
    <style:style style:name="P16" style:family="paragraph" style:parent-style-name="Text_20_body">
      <style:text-properties fo:font-size="11pt" officeooo:rsid="000c3e25" officeooo:paragraph-rsid="000c3e25" style:font-size-asian="11pt" style:font-size-complex="11pt"/>
    </style:style>
    <style:style style:name="P17" style:family="paragraph" style:parent-style-name="Text_20_body">
      <style:text-properties fo:font-size="11pt" officeooo:rsid="000edc19" officeooo:paragraph-rsid="000edc19" style:font-size-asian="11pt" style:font-size-complex="11pt"/>
    </style:style>
    <style:style style:name="P18" style:family="paragraph" style:parent-style-name="Text_20_body">
      <style:text-properties fo:font-size="11pt" officeooo:rsid="00108e74" officeooo:paragraph-rsid="00108e74" style:font-size-asian="11pt" style:font-size-complex="11pt"/>
    </style:style>
    <style:style style:name="P19" style:family="paragraph" style:parent-style-name="Text_20_body">
      <style:text-properties fo:font-size="11pt" officeooo:rsid="001784ac" officeooo:paragraph-rsid="001784ac" style:font-size-asian="11pt" style:font-size-complex="11pt"/>
    </style:style>
    <style:style style:name="P20" style:family="paragraph" style:parent-style-name="Text_20_body">
      <style:text-properties fo:font-size="11pt" officeooo:rsid="00088792" officeooo:paragraph-rsid="00088792" style:font-size-asian="11pt" style:font-size-complex="11pt"/>
    </style:style>
    <style:style style:name="T1" style:family="text">
      <style:text-properties officeooo:rsid="0009d486"/>
    </style:style>
    <style:style style:name="T2" style:family="text">
      <style:text-properties officeooo:rsid="000ad979"/>
    </style:style>
    <style:style style:name="T3" style:family="text">
      <style:text-properties officeooo:rsid="000bc226"/>
    </style:style>
    <style:style style:name="T4" style:family="text">
      <style:text-properties officeooo:rsid="000dfbd4"/>
    </style:style>
    <style:style style:name="T5" style:family="text">
      <style:text-properties officeooo:rsid="000e3446"/>
    </style:style>
    <style:style style:name="T6" style:family="text">
      <style:text-properties officeooo:rsid="001521e4"/>
    </style:style>
    <style:style style:name="T7" style:family="text">
      <style:text-properties fo:font-variant="normal" fo:text-transform="none" style:font-name="Source Sans Pro" fo:letter-spacing="normal" fo:font-style="normal" fo:font-weight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duction Rate producer:</text:h>
      <text:p text:style-name="P11">Todo Liste:</text:p>
      <text:p text:style-name="P11">über random seeds averagen, <text:span text:style-name="T1">problem, ich muss </text:span><text:span text:style-name="T2">ja alle spaltennamen angeben über die ich averagen will…</text:span></text:p>
      <text:p text:style-name="P12">kann ich das anders exportieren? <text:span text:style-name="T3">JA ich kann direkt als geaveragt exportieren </text:span><text:span text:style-name="T4">allerdings immer nur nach einem key gruppiert!</text:span></text:p>
      <text:p text:style-name="P13">Muss ich also einzeln machen <text:span text:style-name="T5">für alle, 4 mal 2 8 mal bis ich die Daten habe</text:span></text:p>
      <text:p text:style-name="P14">und immer die richtigen Tabellen auswählen!!</text:p>
      <text:p text:style-name="P11">dann wieder in wandb</text:p>
      <text:p text:style-name="P15">dann muss ich für alle f“confidence average @{i}.“</text:p>
      <text:p text:style-name="P16">will ich percentage <text:span text:style-name="T8">labelled</text:span> oder deleted?</text:p>
      <text:p text:style-name="P16"/>
      <text:p text:style-name="P17">Selbst bei confidence = 0.999 sind noch ca 38% der Daten gelabelt!</text:p>
      <text:p text:style-name="P18">Da sind es dann ungefähr 96% accuracy</text:p>
      <text:p text:style-name="P19">Vorgehen:</text:p>
      <text:p text:style-name="P8">filter nach combi modellen</text:p>
      <text:p text:style-name="P7">groupby name</text:p>
      <text:p text:style-name="P9">Ich nehme also 5<text:span text:style-name="T6">3</text:span> Spalten:</text:p>
      <text:p text:style-name="P10">Name</text:p>
      <text:p text:style-name="P10">combi_model</text:p>
      <text:p text:style-name="P10"><text:span text:style-name="T7">combi average.combi validation accuracy</text:span> </text:p>
      <text:p text:style-name="P5">confidence average @0..percentage labelled @0.: </text:p>
      <text:p text:style-name="P5">confidence average @0..validation accuracy @0.: </text:p>
      <text:p text:style-name="P6">confidence average @0..validation balanced accuracy @0.: </text:p>
      <text:p text:style-name="P1">jeweils für alle 3 combi modelle in den selben Ordner speichern</text:p>
      <text:p text:style-name="P4">große for-schleife über die 4 Dateipfade:</text:p>
      <text:p text:style-name="P2"><text:tab/>dann diese 3 <text:s/>einlesen und in ein df zsmfassen</text:p>
      <text:p text:style-name="P3"><text:tab/>nun will ich für jeden Durchgang (also jede Zeile im df) ein dic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8:53:20.248000000</meta:creation-date>
    <dc:date>2022-04-12T21:54:40.872000000</dc:date>
    <meta:editing-duration>PT2H50M58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173" meta:character-count="1094" meta:non-whitespace-character-count="939"/>
  </office:meta>
</office:document-meta>
</file>